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ad93"/>
    </style:style>
    <style:style style:name="P2" style:family="paragraph" style:parent-style-name="Table_20_Contents">
      <style:text-properties officeooo:rsid="0008ad93" officeooo:paragraph-rsid="0008a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Review</text:p>
          </table:table-cell>
          <table:table-cell table:style-name="Table1.C1" office:value-type="string">
            <text:p text:style-name="P2">Result</text:p>
          </table:table-cell>
        </table:table-row>
        <table:table-row>
          <table:table-cell table:style-name="Table1.A2" office:value-type="string">
            <text:p text:style-name="P2">60_train_files_trainedFunnyYelp.neural_net (LSTM(32))</text:p>
          </table:table-cell>
          <table:table-cell table:style-name="Table1.A2" office:value-type="string">
            <text:p text:style-name="Table_20_Contents">I would rather live in a duct taped cardboard box in the Amazon rainforest amongst a tribe of cannibalistic savages than rent from these people again. To say the property managers are rude would be an understatement. I was notified a only week before renovations were to be started on my apartment. The crew they brought in made a complete mess of the outside of the complex. They came into my neighbors apartment before he moved out and began work on the inside of his apartment. I tried for two weeks to get in touch with the property manager and only received one response via email and then never heard anything else from her until I went to the office in person. </text:p>
          </table:table-cell>
          <table:table-cell table:style-name="Table1.C2" office:value-type="string">
            <text:p text:style-name="P2">25.38%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7:27:56.808952353</meta:creation-date>
    <dc:date>2019-03-18T17:29:51.162779074</dc:date>
    <meta:editing-duration>PT1M55S</meta:editing-duration>
    <meta:editing-cycles>1</meta:editing-cycles>
    <meta:document-statistic meta:table-count="1" meta:image-count="0" meta:object-count="0" meta:page-count="1" meta:paragraph-count="5" meta:word-count="127" meta:character-count="739" meta:non-whitespace-character-count="616"/>
    <meta:generator>LibreOffice/5.1.6.2$Linux_X86_64 LibreOffice_project/10m0$Build-2</meta:generator>
  </office:meta>
</office:document-meta>
</file>